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000000166FE12F59784B37A7E.png" manifest:media-type="image/png"/>
  <manifest:file-entry manifest:full-path="Pictures/100000000000029C00000188287AC53D8CC26C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x="-0.236cm" svg:y="1.459cm" svg:width="17cm" svg:height="9.975cm" draw:z-index="0"><draw:image xlink:href="Pictures/100000000000029C00000188287AC53D8CC26C5E.png" xlink:type="simple" xlink:show="embed" xlink:actuate="onLoad" loext:mime-type="image/png"/></draw:frame>Exemple n°1 Utilisation des vecteurs</text:h>
      <text:p text:style-name="Text_20_body"/>
      <text:h text:style-name="Heading_20_1" text:outline-level="1">Exemple n°2 Équivalent du Foreach</text:h>
      <text:p text:style-name="Text_20_body"/>
      <text:p text:style-name="Text_20_body"><draw:frame draw:style-name="fr2" draw:name="Image2" text:anchor-type="paragraph" svg:width="9.735cm" svg:height="9.47cm" draw:z-index="1"><draw:image xlink:href="Pictures/100000000000017000000166FE12F59784B37A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8:43:12.887519553</meta:creation-date>
    <dc:date>2017-10-12T08:50:04.772072430</dc:date>
    <meta:editing-duration>PT6M58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1" meta:paragraph-count="2" meta:word-count="10" meta:character-count="69" meta:non-whitespace-character-count="61"/>
  </office:meta>
</office:document-meta>
</file>